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f0f210" style:family="table" style:master-page-name="ta-mp-0x1f0f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20126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132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12388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125c8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12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12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129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OL-1" style:family="table-column">
      <style:table-column-properties style:column-width="118.06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136.91pt" style:use-optimal-column-width="true"/>
    </style:style>
    <style:style style:name="ACOL-4" style:family="table-column"/>
    <style:style style:name="AROW-1" style:family="table-row">
      <style:table-row-properties style:row-height="16.89pt" style:use-optimal-row-height="true"/>
    </style:style>
    <style:style style:name="AROW-2" style:family="table-row">
      <style:table-row-properties style:row-height="13.95pt" style:use-optimal-row-height="true"/>
    </style:style>
    <style:style style:name="AROW-3" style:family="table-row">
      <style:table-row-properties style:row-height="12.76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iameter and Length ratios" table:style-name="ta-0x1f0f21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3"/>
        <table:table-column table:style-name="ACOL-3"/>
        <table:table-column table:style-name="ACOL-0"/>
        <table:table-column table:style-name="ACOL-2" table:number-columns-repeated="2"/>
        <table:table-column table:style-name="ACOL-0" table:number-columns-repeated="248"/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251" table:style-name="Gnumeric-default"/>
        </table:table-row>
        <table:table-row table:style-name="AROW-0" table:number-rows-repeated="2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251" table:style-name="Gnumeric-default"/>
        </table:table-row>
        <table:table-row table:style-name="AROW-1">
          <table:table-cell table:style-name="ACE-0x2013228"/>
          <table:table-cell table:style-name="ACE-0x2012928" office:value-type="string" office:string-value="Arteries">
            <text:p>Arteries</text:p>
          </table:table-cell>
          <table:table-cell table:number-columns-repeated="2" table:style-name="ACE-0x2012808"/>
          <table:table-cell table:style-name="ACE-0x2013228"/>
          <table:table-cell table:number-columns-repeated="251" table:style-name="ACE-0x2012808"/>
        </table:table-row>
        <table:table-row table:style-name="AROW-2">
          <table:table-cell table:style-name="ACE-0x2013228"/>
          <table:table-cell table:style-name="ACE-0x2012808" office:value-type="string" office:string-value="D">
            <text:p>D</text:p>
          </table:table-cell>
          <table:table-cell table:style-name="ACE-0x2012808" office:value-type="string" office:string-value="ratio">
            <text:p>ratio</text:p>
          </table:table-cell>
          <table:table-cell table:style-name="ACE-0x2012808" office:value-type="string" office:string-value="cumulative ratio">
            <text:p>cumulative ratio</text:p>
          </table:table-cell>
          <table:table-cell table:style-name="ACE-0x2013228"/>
          <table:table-cell table:style-name="ACE-0x2012808" office:value-type="string" office:string-value="L">
            <text:p>L</text:p>
          </table:table-cell>
          <table:table-cell table:style-name="ACE-0x2012808" office:value-type="string" office:string-value="ratio">
            <text:p>ratio</text:p>
          </table:table-cell>
          <table:table-cell table:style-name="ACE-0x2012808" office:value-type="string" office:string-value="commulative ratio">
            <text:p>commulative ratio</text:p>
          </table:table-cell>
          <table:table-cell table:number-columns-repeated="248" table:style-name="ACE-0x2012808"/>
        </table:table-row>
        <table:table-row table:style-name="AROW-3">
          <table:table-cell table:style-name="ACE-0x20126e8" office:value-type="string" office:string-value="MPA axial measurement * BSA ratio (Knobel et al., Geometry and dimensions of the pulmonary artery bifurcation in children and adolescents: assessment in vivo by contrast-enhanced MR-angiography)">
            <text:p>MPA axial measurement * BSA ratio (Knobel et al., Geometry and dimensions of the pulmonary artery bifurcation in children and adolescents: assessment in vivo by contrast-enhanced MR-angiography)</text:p>
          </table:table-cell>
          <table:table-cell table:style-name="Gnumeric-default" office:value-type="float" office:value="29.8">
            <text:p>29.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0x2012388" office:value-type="string" office:string-value="Assumed value">
            <text:p>Assumed value</text:p>
          </table:table-cell>
          <table:table-cell table:style-name="ACE-0x20125c8" office:value-type="float" office:value="50">
            <text:p>50</text:p>
          </table:table-cell>
          <table:table-cell table:style-name="ACE-0x20125c8" office:value-type="float" office:value="1">
            <text:p>1</text:p>
          </table:table-cell>
          <table:table-cell table:style-name="ACE-0x20125c8" table:formula="of:=[.G6]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0">
          <table:table-cell table:number-rows-spanned="15" table:style-name="ACE-0x20126e8" office:value-type="string" office:string-value="Table 2 (Huang et al. Morphometry of pulmonary Vasculature)">
            <text:p>Table 2 (Huang et al. Morphometry of pulmonary Vasculature)</text:p>
          </table:table-cell>
          <table:table-cell table:style-name="Gnumeric-default" office:value-type="float" office:value="14.8">
            <text:p>14.8</text:p>
          </table:table-cell>
          <table:table-cell table:style-name="Gnumeric-default" table:formula="of:=[.B7]/[.B6]" office:value-type="float" office:value="0.496644295302013">
            <text:p>0.49664429530201</text:p>
          </table:table-cell>
          <table:table-cell table:style-name="Gnumeric-default" table:formula="of:=[.D6]*[.C7]" office:value-type="float" office:value="0.496644295302013">
            <text:p>0.49664429530201</text:p>
          </table:table-cell>
          <table:table-cell table:number-rows-spanned="15" table:style-name="ACE-0x20126e8" office:value-type="string" office:string-value="Table 2 (Huang et al. Morphometry of pulmonary Vasculature)">
            <text:p>Table 2 (Huang et al. Morphometry of pulmonary Vasculature)</text:p>
          </table:table-cell>
          <table:table-cell table:style-name="Gnumeric-default" office:value-type="float" office:value="25.3">
            <text:p>25.3</text:p>
          </table:table-cell>
          <table:table-cell table:style-name="Gnumeric-default" table:formula="of:=[.F7]/[.F6]" office:value-type="float" office:value="0.506">
            <text:p>0.506</text:p>
          </table:table-cell>
          <table:table-cell table:style-name="Gnumeric-default" table:formula="of:=[.G7]*[.H6]" office:value-type="float" office:value="0.506">
            <text:p>0.50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7.34">
            <text:p>7.34</text:p>
          </table:table-cell>
          <table:table-cell table:style-name="Gnumeric-default" table:formula="of:=[.B8]/[.B7]" office:value-type="float" office:value="0.495945945945946">
            <text:p>0.49594594594595</text:p>
          </table:table-cell>
          <table:table-cell table:style-name="Gnumeric-default" table:formula="of:=[.D7]*[.C8]" office:value-type="float" office:value="0.246308724832215">
            <text:p>0.24630872483221</text:p>
          </table:table-cell>
          <table:covered-table-cell/>
          <table:table-cell table:style-name="Gnumeric-default" office:value-type="float" office:value="35.7">
            <text:p>35.7</text:p>
          </table:table-cell>
          <table:table-cell table:style-name="Gnumeric-default" table:formula="of:=[.F8]/[.F7]" office:value-type="float" office:value="1.41106719367589">
            <text:p>1.41106719367589</text:p>
          </table:table-cell>
          <table:table-cell table:style-name="Gnumeric-default" table:formula="of:=[.G8]*[.H7]" office:value-type="float" office:value="0.714">
            <text:p>0.714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4.16">
            <text:p>4.16</text:p>
          </table:table-cell>
          <table:table-cell table:style-name="Gnumeric-default" table:formula="of:=[.B9]/[.B8]" office:value-type="float" office:value="0.566757493188011">
            <text:p>0.56675749318801</text:p>
          </table:table-cell>
          <table:table-cell table:style-name="Gnumeric-default" table:formula="of:=[.D8]*[.C9]" office:value-type="float" office:value="0.139597315436242">
            <text:p>0.13959731543624</text:p>
          </table:table-cell>
          <table:covered-table-cell/>
          <table:table-cell table:style-name="Gnumeric-default" office:value-type="float" office:value="25.97">
            <text:p>25.97</text:p>
          </table:table-cell>
          <table:table-cell table:style-name="Gnumeric-default" table:formula="of:=[.F9]/[.F8]" office:value-type="float" office:value="0.727450980392157">
            <text:p>0.72745098039216</text:p>
          </table:table-cell>
          <table:table-cell table:style-name="Gnumeric-default" table:formula="of:=[.G9]*[.H8]" office:value-type="float" office:value="0.5194">
            <text:p>0.5194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2.71">
            <text:p>2.71</text:p>
          </table:table-cell>
          <table:table-cell table:style-name="Gnumeric-default" table:formula="of:=[.B10]/[.B9]" office:value-type="float" office:value="0.651442307692308">
            <text:p>0.65144230769231</text:p>
          </table:table-cell>
          <table:table-cell table:style-name="Gnumeric-default" table:formula="of:=[.D9]*[.C10]" office:value-type="float" office:value="0.0909395973154362">
            <text:p>0.09093959731544</text:p>
          </table:table-cell>
          <table:covered-table-cell/>
          <table:table-cell table:style-name="Gnumeric-default" office:value-type="float" office:value="18.07">
            <text:p>18.07</text:p>
          </table:table-cell>
          <table:table-cell table:style-name="Gnumeric-default" table:formula="of:=[.F10]/[.F9]" office:value-type="float" office:value="0.695802849441663">
            <text:p>0.69580284944166</text:p>
          </table:table-cell>
          <table:table-cell table:style-name="Gnumeric-default" table:formula="of:=[.G10]*[.H9]" office:value-type="float" office:value="0.3614">
            <text:p>0.3614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1.75">
            <text:p>1.75</text:p>
          </table:table-cell>
          <table:table-cell table:style-name="Gnumeric-default" table:formula="of:=[.B11]/[.B10]" office:value-type="float" office:value="0.645756457564576">
            <text:p>0.64575645756458</text:p>
          </table:table-cell>
          <table:table-cell table:style-name="Gnumeric-default" table:formula="of:=[.D10]*[.C11]" office:value-type="float" office:value="0.0587248322147651">
            <text:p>0.05872483221477</text:p>
          </table:table-cell>
          <table:covered-table-cell/>
          <table:table-cell table:style-name="Gnumeric-default" office:value-type="float" office:value="12.35">
            <text:p>12.35</text:p>
          </table:table-cell>
          <table:table-cell table:style-name="Gnumeric-default" table:formula="of:=[.F11]/[.F10]" office:value-type="float" office:value="0.683453237410072">
            <text:p>0.68345323741007</text:p>
          </table:table-cell>
          <table:table-cell table:style-name="Gnumeric-default" table:formula="of:=[.G11]*[.H10]" office:value-type="float" office:value="0.247">
            <text:p>0.247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1.16">
            <text:p>1.16</text:p>
          </table:table-cell>
          <table:table-cell table:style-name="Gnumeric-default" table:formula="of:=[.B12]/[.B11]" office:value-type="float" office:value="0.662857142857143">
            <text:p>0.66285714285714</text:p>
          </table:table-cell>
          <table:table-cell table:style-name="Gnumeric-default" table:formula="of:=[.D11]*[.C12]" office:value-type="float" office:value="0.0389261744966443">
            <text:p>0.03892617449664</text:p>
          </table:table-cell>
          <table:covered-table-cell/>
          <table:table-cell table:style-name="Gnumeric-default" office:value-type="float" office:value="6.58">
            <text:p>6.58</text:p>
          </table:table-cell>
          <table:table-cell table:style-name="Gnumeric-default" table:formula="of:=[.F12]/[.F11]" office:value-type="float" office:value="0.532793522267207">
            <text:p>0.53279352226721</text:p>
          </table:table-cell>
          <table:table-cell table:style-name="Gnumeric-default" table:formula="of:=[.G12]*[.H11]" office:value-type="float" office:value="0.1316">
            <text:p>0.131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77">
            <text:p>0.77</text:p>
          </table:table-cell>
          <table:table-cell table:style-name="Gnumeric-default" table:formula="of:=[.B13]/[.B12]" office:value-type="float" office:value="0.663793103448276">
            <text:p>0.66379310344828</text:p>
          </table:table-cell>
          <table:table-cell table:style-name="Gnumeric-default" table:formula="of:=[.D12]*[.C13]" office:value-type="float" office:value="0.0258389261744966">
            <text:p>0.0258389261745</text:p>
          </table:table-cell>
          <table:covered-table-cell/>
          <table:table-cell table:style-name="Gnumeric-default" office:value-type="float" office:value="3.73">
            <text:p>3.73</text:p>
          </table:table-cell>
          <table:table-cell table:style-name="Gnumeric-default" table:formula="of:=[.F13]/[.F12]" office:value-type="float" office:value="0.566869300911854">
            <text:p>0.56686930091185</text:p>
          </table:table-cell>
          <table:table-cell table:style-name="Gnumeric-default" table:formula="of:=[.G13]*[.H12]" office:value-type="float" office:value="0.0746">
            <text:p>0.074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51">
            <text:p>0.51</text:p>
          </table:table-cell>
          <table:table-cell table:style-name="Gnumeric-default" table:formula="of:=[.B14]/[.B13]" office:value-type="float" office:value="0.662337662337662">
            <text:p>0.66233766233766</text:p>
          </table:table-cell>
          <table:table-cell table:style-name="Gnumeric-default" table:formula="of:=[.D13]*[.C14]" office:value-type="float" office:value="0.0171140939597315">
            <text:p>0.01711409395973</text:p>
          </table:table-cell>
          <table:covered-table-cell/>
          <table:table-cell table:style-name="Gnumeric-default" office:value-type="float" office:value="2.81">
            <text:p>2.81</text:p>
          </table:table-cell>
          <table:table-cell table:style-name="Gnumeric-default" table:formula="of:=[.F14]/[.F13]" office:value-type="float" office:value="0.753351206434316">
            <text:p>0.75335120643432</text:p>
          </table:table-cell>
          <table:table-cell table:style-name="Gnumeric-default" table:formula="of:=[.G14]*[.H13]" office:value-type="float" office:value="0.0562">
            <text:p>0.0562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34">
            <text:p>0.34</text:p>
          </table:table-cell>
          <table:table-cell table:style-name="Gnumeric-default" table:formula="of:=[.B15]/[.B14]" office:value-type="float" office:value="0.666666666666667">
            <text:p>0.66666666666667</text:p>
          </table:table-cell>
          <table:table-cell table:style-name="Gnumeric-default" table:formula="of:=[.D14]*[.C15]" office:value-type="float" office:value="0.0114093959731544">
            <text:p>0.01140939597315</text:p>
          </table:table-cell>
          <table:covered-table-cell/>
          <table:table-cell table:style-name="Gnumeric-default" office:value-type="float" office:value="1.92">
            <text:p>1.92</text:p>
          </table:table-cell>
          <table:table-cell table:style-name="Gnumeric-default" table:formula="of:=[.F15]/[.F14]" office:value-type="float" office:value="0.683274021352313">
            <text:p>0.68327402135231</text:p>
          </table:table-cell>
          <table:table-cell table:style-name="Gnumeric-default" table:formula="of:=[.G15]*[.H14]" office:value-type="float" office:value="0.0384">
            <text:p>0.0384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22">
            <text:p>0.22</text:p>
          </table:table-cell>
          <table:table-cell table:style-name="Gnumeric-default" table:formula="of:=[.B16]/[.B15]" office:value-type="float" office:value="0.647058823529412">
            <text:p>0.64705882352941</text:p>
          </table:table-cell>
          <table:table-cell table:style-name="Gnumeric-default" table:formula="of:=[.D15]*[.C16]" office:value-type="float" office:value="0.00738255033557047">
            <text:p>0.00738255033557</text:p>
          </table:table-cell>
          <table:covered-table-cell/>
          <table:table-cell table:style-name="Gnumeric-default" office:value-type="float" office:value="1.08">
            <text:p>1.08</text:p>
          </table:table-cell>
          <table:table-cell table:style-name="Gnumeric-default" table:formula="of:=[.F16]/[.F15]" office:value-type="float" office:value="0.5625">
            <text:p>0.5625</text:p>
          </table:table-cell>
          <table:table-cell table:style-name="Gnumeric-default" table:formula="of:=[.G16]*[.H15]" office:value-type="float" office:value="0.0216">
            <text:p>0.021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15">
            <text:p>0.15</text:p>
          </table:table-cell>
          <table:table-cell table:style-name="Gnumeric-default" table:formula="of:=[.B17]/[.B16]" office:value-type="float" office:value="0.681818181818182">
            <text:p>0.68181818181818</text:p>
          </table:table-cell>
          <table:table-cell table:style-name="Gnumeric-default" table:formula="of:=[.D16]*[.C17]" office:value-type="float" office:value="0.00503355704697986">
            <text:p>0.00503355704698</text:p>
          </table:table-cell>
          <table:covered-table-cell/>
          <table:table-cell table:style-name="Gnumeric-default" office:value-type="float" office:value="0.68">
            <text:p>0.68</text:p>
          </table:table-cell>
          <table:table-cell table:style-name="Gnumeric-default" table:formula="of:=[.F17]/[.F16]" office:value-type="float" office:value="0.62962962962963">
            <text:p>0.62962962962963</text:p>
          </table:table-cell>
          <table:table-cell table:style-name="Gnumeric-default" table:formula="of:=[.G17]*[.H16]" office:value-type="float" office:value="0.0136">
            <text:p>0.013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097">
            <text:p>0.097</text:p>
          </table:table-cell>
          <table:table-cell table:style-name="Gnumeric-default" table:formula="of:=[.B18]/[.B17]" office:value-type="float" office:value="0.646666666666667">
            <text:p>0.64666666666667</text:p>
          </table:table-cell>
          <table:table-cell table:style-name="Gnumeric-default" table:formula="of:=[.D17]*[.C18]" office:value-type="float" office:value="0.00325503355704698">
            <text:p>0.00325503355705</text:p>
          </table:table-cell>
          <table:covered-table-cell/>
          <table:table-cell table:style-name="Gnumeric-default" office:value-type="float" office:value="0.45">
            <text:p>0.45</text:p>
          </table:table-cell>
          <table:table-cell table:style-name="Gnumeric-default" table:formula="of:=[.F18]/[.F17]" office:value-type="float" office:value="0.661764705882353">
            <text:p>0.66176470588235</text:p>
          </table:table-cell>
          <table:table-cell table:style-name="Gnumeric-default" table:formula="of:=[.G18]*[.H17]" office:value-type="float" office:value="0.009">
            <text:p>0.009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056">
            <text:p>0.056</text:p>
          </table:table-cell>
          <table:table-cell table:style-name="Gnumeric-default" table:formula="of:=[.B19]/[.B18]" office:value-type="float" office:value="0.577319587628866">
            <text:p>0.57731958762887</text:p>
          </table:table-cell>
          <table:table-cell table:style-name="Gnumeric-default" table:formula="of:=[.D18]*[.C19]" office:value-type="float" office:value="0.00187919463087248">
            <text:p>0.00187919463087</text:p>
          </table:table-cell>
          <table:covered-table-cell/>
          <table:table-cell table:style-name="Gnumeric-default" office:value-type="float" office:value="0.36">
            <text:p>0.36</text:p>
          </table:table-cell>
          <table:table-cell table:style-name="Gnumeric-default" table:formula="of:=[.F19]/[.F18]" office:value-type="float" office:value="0.8">
            <text:p>0.8</text:p>
          </table:table-cell>
          <table:table-cell table:style-name="Gnumeric-default" table:formula="of:=[.G19]*[.H18]" office:value-type="float" office:value="0.0072">
            <text:p>0.0072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036">
            <text:p>0.036</text:p>
          </table:table-cell>
          <table:table-cell table:style-name="Gnumeric-default" table:formula="of:=[.B20]/[.B19]" office:value-type="float" office:value="0.642857142857143">
            <text:p>0.64285714285714</text:p>
          </table:table-cell>
          <table:table-cell table:style-name="Gnumeric-default" table:formula="of:=[.D19]*[.C20]" office:value-type="float" office:value="0.00120805369127517">
            <text:p>0.00120805369128</text:p>
          </table:table-cell>
          <table:covered-table-cell/>
          <table:table-cell table:style-name="Gnumeric-default" office:value-type="float" office:value="0.26">
            <text:p>0.26</text:p>
          </table:table-cell>
          <table:table-cell table:style-name="Gnumeric-default" table:formula="of:=[.F20]/[.F19]" office:value-type="float" office:value="0.722222222222222">
            <text:p>0.72222222222222</text:p>
          </table:table-cell>
          <table:table-cell table:style-name="Gnumeric-default" table:formula="of:=[.G20]*[.H19]" office:value-type="float" office:value="0.0052">
            <text:p>0.0052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02">
            <text:p>0.02</text:p>
          </table:table-cell>
          <table:table-cell table:style-name="Gnumeric-default" table:formula="of:=[.B21]/[.B20]" office:value-type="float" office:value="0.555555555555556">
            <text:p>0.55555555555556</text:p>
          </table:table-cell>
          <table:table-cell table:style-name="Gnumeric-default" table:formula="of:=[.D20]*[.C21]" office:value-type="float" office:value="0.000671140939597315">
            <text:p>0.0006711409396</text:p>
          </table:table-cell>
          <table:covered-table-cell/>
          <table:table-cell table:style-name="Gnumeric-default" office:value-type="float" office:value="0.22">
            <text:p>0.22</text:p>
          </table:table-cell>
          <table:table-cell table:style-name="Gnumeric-default" table:formula="of:=[.F21]/[.F20]" office:value-type="float" office:value="0.846153846153846">
            <text:p>0.84615384615385</text:p>
          </table:table-cell>
          <table:table-cell table:style-name="Gnumeric-default" table:formula="of:=[.G21]*[.H20]" office:value-type="float" office:value="0.0044">
            <text:p>0.0044</text:p>
          </table:table-cell>
          <table:table-cell table:number-columns-repeated="248" table:style-name="Gnumeric-default"/>
        </table:table-row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251" table:style-name="Gnumeric-default"/>
        </table:table-row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251" table:style-name="Gnumeric-default"/>
        </table:table-row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251" table:style-name="Gnumeric-default"/>
        </table:table-row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251" table:style-name="Gnumeric-default"/>
        </table:table-row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251" table:style-name="Gnumeric-default"/>
        </table:table-row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251" table:style-name="Gnumeric-default"/>
        </table:table-row>
        <table:table-row table:style-name="AROW-1">
          <table:table-cell table:style-name="ACE-0x2013228"/>
          <table:table-cell table:style-name="ACE-0x2012928" office:value-type="string" office:string-value="Veins">
            <text:p>Veins</text:p>
          </table:table-cell>
          <table:table-cell table:number-columns-repeated="2" table:style-name="ACE-0x2012808"/>
          <table:table-cell table:style-name="ACE-0x2013228"/>
          <table:table-cell table:number-columns-repeated="251" table:style-name="ACE-0x2012808"/>
        </table:table-row>
        <table:table-row table:style-name="AROW-2">
          <table:table-cell table:style-name="ACE-0x2013228"/>
          <table:table-cell table:style-name="ACE-0x2012808" office:value-type="string" office:string-value="D">
            <text:p>D</text:p>
          </table:table-cell>
          <table:table-cell table:style-name="ACE-0x2012808" office:value-type="string" office:string-value="ratio">
            <text:p>ratio</text:p>
          </table:table-cell>
          <table:table-cell table:style-name="ACE-0x2012808" office:value-type="string" office:string-value="cumulative ratio">
            <text:p>cumulative ratio</text:p>
          </table:table-cell>
          <table:table-cell table:style-name="ACE-0x2013228"/>
          <table:table-cell table:style-name="ACE-0x2012808" office:value-type="string" office:string-value="L">
            <text:p>L</text:p>
          </table:table-cell>
          <table:table-cell table:style-name="ACE-0x2012808" office:value-type="string" office:string-value="ratio">
            <text:p>ratio</text:p>
          </table:table-cell>
          <table:table-cell table:style-name="ACE-0x2012808" office:value-type="string" office:string-value="commulative ratio">
            <text:p>commulative ratio</text:p>
          </table:table-cell>
          <table:table-cell table:number-columns-repeated="248" table:style-name="ACE-0x2012808"/>
        </table:table-row>
        <table:table-row table:style-name="AROW-3">
          <table:table-cell table:style-name="ACE-0x2012388" office:value-type="string" office:string-value="Assumed value">
            <text:p>Assumed value</text:p>
          </table:table-cell>
          <table:table-cell table:style-name="ACE-0x20125c8" office:value-type="float" office:value="19.2">
            <text:p>19.2</text:p>
          </table:table-cell>
          <table:table-cell table:style-name="ACE-0x20125c8" office:value-type="float" office:value="1">
            <text:p>1</text:p>
          </table:table-cell>
          <table:table-cell table:style-name="ACE-0x20125c8" table:formula="of:=1" office:value-type="float" office:value="1">
            <text:p>1</text:p>
          </table:table-cell>
          <table:table-cell table:style-name="ACE-0x2012388" office:value-type="string" office:string-value="Assumed value">
            <text:p>Assumed value</text:p>
          </table:table-cell>
          <table:table-cell table:style-name="ACE-0x20125c8" office:value-type="float" office:value="50">
            <text:p>50</text:p>
          </table:table-cell>
          <table:table-cell table:style-name="ACE-0x20125c8" office:value-type="float" office:value="1">
            <text:p>1</text:p>
          </table:table-cell>
          <table:table-cell table:style-name="ACE-0x20125c8" table:formula="of:=1" office:value-type="float" office:value="1">
            <text:p>1</text:p>
          </table:table-cell>
          <table:table-cell table:number-columns-repeated="248" table:style-name="Gnumeric-default"/>
        </table:table-row>
        <table:table-row table:style-name="AROW-0">
          <table:table-cell table:number-rows-spanned="15" table:style-name="ACE-0x20126e8" office:value-type="string" office:string-value="Table 2 (Huang et al. Morphometry of pulmonary Vasculature)">
            <text:p>Table 2 (Huang et al. Morphometry of pulmonary Vasculature)</text:p>
          </table:table-cell>
          <table:table-cell table:style-name="Gnumeric-default" office:value-type="float" office:value="12.97">
            <text:p>12.97</text:p>
          </table:table-cell>
          <table:table-cell table:style-name="Gnumeric-default" table:formula="of:=[.B31]/[.B30]" office:value-type="float" office:value="0.675520833333333">
            <text:p>0.67552083333333</text:p>
          </table:table-cell>
          <table:table-cell table:style-name="Gnumeric-default" table:formula="of:=[.C31]*[.D30]" office:value-type="float" office:value="0.675520833333333">
            <text:p>0.67552083333333</text:p>
          </table:table-cell>
          <table:table-cell table:number-rows-spanned="15" table:style-name="ACE-0x20126e8" office:value-type="string" office:string-value="Table 2 (Huang et al. Morphometry of pulmonary Vasculature)">
            <text:p>Table 2 (Huang et al. Morphometry of pulmonary Vasculature)</text:p>
          </table:table-cell>
          <table:table-cell table:style-name="Gnumeric-default" office:value-type="float" office:value="35.68">
            <text:p>35.68</text:p>
          </table:table-cell>
          <table:table-cell table:style-name="Gnumeric-default" table:formula="of:=[.F31]/[.F30]" office:value-type="float" office:value="0.7136">
            <text:p>0.7136</text:p>
          </table:table-cell>
          <table:table-cell table:style-name="Gnumeric-default" table:formula="of:=[.G31]*[.H30]" office:value-type="float" office:value="0.7136">
            <text:p>0.713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8.65">
            <text:p>8.65</text:p>
          </table:table-cell>
          <table:table-cell table:style-name="Gnumeric-default" table:formula="of:=[.B32]/[.B31]" office:value-type="float" office:value="0.66692367000771">
            <text:p>0.66692367000771</text:p>
          </table:table-cell>
          <table:table-cell table:style-name="Gnumeric-default" table:formula="of:=[.C32]*[.D31]" office:value-type="float" office:value="0.450520833333333">
            <text:p>0.45052083333333</text:p>
          </table:table-cell>
          <table:covered-table-cell/>
          <table:table-cell table:style-name="Gnumeric-default" office:value-type="float" office:value="34.99">
            <text:p>34.99</text:p>
          </table:table-cell>
          <table:table-cell table:style-name="Gnumeric-default" table:formula="of:=[.F32]/[.F31]" office:value-type="float" office:value="0.980661434977579">
            <text:p>0.98066143497758</text:p>
          </table:table-cell>
          <table:table-cell table:style-name="Gnumeric-default" table:formula="of:=[.G32]*[.H31]" office:value-type="float" office:value="0.6998">
            <text:p>0.6998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5.86">
            <text:p>5.86</text:p>
          </table:table-cell>
          <table:table-cell table:style-name="Gnumeric-default" table:formula="of:=[.B33]/[.B32]" office:value-type="float" office:value="0.677456647398844">
            <text:p>0.67745664739884</text:p>
          </table:table-cell>
          <table:table-cell table:style-name="Gnumeric-default" table:formula="of:=[.C33]*[.D32]" office:value-type="float" office:value="0.305208333333333">
            <text:p>0.30520833333333</text:p>
          </table:table-cell>
          <table:covered-table-cell/>
          <table:table-cell table:style-name="Gnumeric-default" office:value-type="float" office:value="19.49">
            <text:p>19.49</text:p>
          </table:table-cell>
          <table:table-cell table:style-name="Gnumeric-default" table:formula="of:=[.F33]/[.F32]" office:value-type="float" office:value="0.557016290368677">
            <text:p>0.55701629036868</text:p>
          </table:table-cell>
          <table:table-cell table:style-name="Gnumeric-default" table:formula="of:=[.G33]*[.H32]" office:value-type="float" office:value="0.3898">
            <text:p>0.3898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4">
            <text:p>4</text:p>
          </table:table-cell>
          <table:table-cell table:style-name="Gnumeric-default" table:formula="of:=[.B34]/[.B33]" office:value-type="float" office:value="0.68259385665529">
            <text:p>0.68259385665529</text:p>
          </table:table-cell>
          <table:table-cell table:style-name="Gnumeric-default" table:formula="of:=[.C34]*[.D33]" office:value-type="float" office:value="0.208333333333333">
            <text:p>0.20833333333333</text:p>
          </table:table-cell>
          <table:covered-table-cell/>
          <table:table-cell table:style-name="Gnumeric-default" office:value-type="float" office:value="26.49">
            <text:p>26.49</text:p>
          </table:table-cell>
          <table:table-cell table:style-name="Gnumeric-default" table:formula="of:=[.F34]/[.F33]" office:value-type="float" office:value="1.35915854284248">
            <text:p>1.35915854284248</text:p>
          </table:table-cell>
          <table:table-cell table:style-name="Gnumeric-default" table:formula="of:=[.G34]*[.H33]" office:value-type="float" office:value="0.5298">
            <text:p>0.5298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2.88">
            <text:p>2.88</text:p>
          </table:table-cell>
          <table:table-cell table:style-name="Gnumeric-default" table:formula="of:=[.B35]/[.B34]" office:value-type="float" office:value="0.72">
            <text:p>0.72</text:p>
          </table:table-cell>
          <table:table-cell table:style-name="Gnumeric-default" table:formula="of:=[.C35]*[.D34]" office:value-type="float" office:value="0.15">
            <text:p>0.15</text:p>
          </table:table-cell>
          <table:covered-table-cell/>
          <table:table-cell table:style-name="Gnumeric-default" office:value-type="float" office:value="17.9">
            <text:p>17.9</text:p>
          </table:table-cell>
          <table:table-cell table:style-name="Gnumeric-default" table:formula="of:=[.F35]/[.F34]" office:value-type="float" office:value="0.675726689316723">
            <text:p>0.67572668931672</text:p>
          </table:table-cell>
          <table:table-cell table:style-name="Gnumeric-default" table:formula="of:=[.G35]*[.H34]" office:value-type="float" office:value="0.358">
            <text:p>0.358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1.99">
            <text:p>1.99</text:p>
          </table:table-cell>
          <table:table-cell table:style-name="Gnumeric-default" table:formula="of:=[.B36]/[.B35]" office:value-type="float" office:value="0.690972222222222">
            <text:p>0.69097222222222</text:p>
          </table:table-cell>
          <table:table-cell table:style-name="Gnumeric-default" table:formula="of:=[.C36]*[.D35]" office:value-type="float" office:value="0.103645833333333">
            <text:p>0.10364583333333</text:p>
          </table:table-cell>
          <table:covered-table-cell/>
          <table:table-cell table:style-name="Gnumeric-default" office:value-type="float" office:value="14.78">
            <text:p>14.78</text:p>
          </table:table-cell>
          <table:table-cell table:style-name="Gnumeric-default" table:formula="of:=[.F36]/[.F35]" office:value-type="float" office:value="0.825698324022346">
            <text:p>0.82569832402235</text:p>
          </table:table-cell>
          <table:table-cell table:style-name="Gnumeric-default" table:formula="of:=[.G36]*[.H35]" office:value-type="float" office:value="0.2956">
            <text:p>0.295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1.42">
            <text:p>1.42</text:p>
          </table:table-cell>
          <table:table-cell table:style-name="Gnumeric-default" table:formula="of:=[.B37]/[.B36]" office:value-type="float" office:value="0.71356783919598">
            <text:p>0.71356783919598</text:p>
          </table:table-cell>
          <table:table-cell table:style-name="Gnumeric-default" table:formula="of:=[.C37]*[.D36]" office:value-type="float" office:value="0.0739583333333333">
            <text:p>0.07395833333333</text:p>
          </table:table-cell>
          <table:covered-table-cell/>
          <table:table-cell table:style-name="Gnumeric-default" office:value-type="float" office:value="11.24">
            <text:p>11.24</text:p>
          </table:table-cell>
          <table:table-cell table:style-name="Gnumeric-default" table:formula="of:=[.F37]/[.F36]" office:value-type="float" office:value="0.760487144790257">
            <text:p>0.76048714479026</text:p>
          </table:table-cell>
          <table:table-cell table:style-name="Gnumeric-default" table:formula="of:=[.G37]*[.H36]" office:value-type="float" office:value="0.2248">
            <text:p>0.2248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9">
            <text:p>0.9</text:p>
          </table:table-cell>
          <table:table-cell table:style-name="Gnumeric-default" table:formula="of:=[.B38]/[.B37]" office:value-type="float" office:value="0.633802816901408">
            <text:p>0.63380281690141</text:p>
          </table:table-cell>
          <table:table-cell table:style-name="Gnumeric-default" table:formula="of:=[.C38]*[.D37]" office:value-type="float" office:value="0.046875">
            <text:p>0.046875</text:p>
          </table:table-cell>
          <table:covered-table-cell/>
          <table:table-cell table:style-name="Gnumeric-default" office:value-type="float" office:value="6.78">
            <text:p>6.78</text:p>
          </table:table-cell>
          <table:table-cell table:style-name="Gnumeric-default" table:formula="of:=[.F38]/[.F37]" office:value-type="float" office:value="0.603202846975089">
            <text:p>0.60320284697509</text:p>
          </table:table-cell>
          <table:table-cell table:style-name="Gnumeric-default" table:formula="of:=[.G38]*[.H37]" office:value-type="float" office:value="0.1356">
            <text:p>0.135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62">
            <text:p>0.62</text:p>
          </table:table-cell>
          <table:table-cell table:style-name="Gnumeric-default" table:formula="of:=[.B39]/[.B38]" office:value-type="float" office:value="0.688888888888889">
            <text:p>0.68888888888889</text:p>
          </table:table-cell>
          <table:table-cell table:style-name="Gnumeric-default" table:formula="of:=[.C39]*[.D38]" office:value-type="float" office:value="0.0322916666666667">
            <text:p>0.03229166666667</text:p>
          </table:table-cell>
          <table:covered-table-cell/>
          <table:table-cell table:style-name="Gnumeric-default" office:value-type="float" office:value="4.79">
            <text:p>4.79</text:p>
          </table:table-cell>
          <table:table-cell table:style-name="Gnumeric-default" table:formula="of:=[.F39]/[.F38]" office:value-type="float" office:value="0.706489675516224">
            <text:p>0.70648967551622</text:p>
          </table:table-cell>
          <table:table-cell table:style-name="Gnumeric-default" table:formula="of:=[.G39]*[.H38]" office:value-type="float" office:value="0.0958">
            <text:p>0.0958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38">
            <text:p>0.38</text:p>
          </table:table-cell>
          <table:table-cell table:style-name="Gnumeric-default" table:formula="of:=[.B40]/[.B39]" office:value-type="float" office:value="0.612903225806452">
            <text:p>0.61290322580645</text:p>
          </table:table-cell>
          <table:table-cell table:style-name="Gnumeric-default" table:formula="of:=[.C40]*[.D39]" office:value-type="float" office:value="0.0197916666666667">
            <text:p>0.01979166666667</text:p>
          </table:table-cell>
          <table:covered-table-cell/>
          <table:table-cell table:style-name="Gnumeric-default" office:value-type="float" office:value="2.92">
            <text:p>2.92</text:p>
          </table:table-cell>
          <table:table-cell table:style-name="Gnumeric-default" table:formula="of:=[.F40]/[.F39]" office:value-type="float" office:value="0.609603340292276">
            <text:p>0.60960334029228</text:p>
          </table:table-cell>
          <table:table-cell table:style-name="Gnumeric-default" table:formula="of:=[.G40]*[.H39]" office:value-type="float" office:value="0.0584">
            <text:p>0.0584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23">
            <text:p>0.23</text:p>
          </table:table-cell>
          <table:table-cell table:style-name="Gnumeric-default" table:formula="of:=[.B41]/[.B40]" office:value-type="float" office:value="0.605263157894737">
            <text:p>0.60526315789474</text:p>
          </table:table-cell>
          <table:table-cell table:style-name="Gnumeric-default" table:formula="of:=[.C41]*[.D40]" office:value-type="float" office:value="0.0119791666666667">
            <text:p>0.01197916666667</text:p>
          </table:table-cell>
          <table:covered-table-cell/>
          <table:table-cell table:style-name="Gnumeric-default" office:value-type="float" office:value="1.5">
            <text:p>1.5</text:p>
          </table:table-cell>
          <table:table-cell table:style-name="Gnumeric-default" table:formula="of:=[.F41]/[.F40]" office:value-type="float" office:value="0.513698630136986">
            <text:p>0.51369863013699</text:p>
          </table:table-cell>
          <table:table-cell table:style-name="Gnumeric-default" table:formula="of:=[.G41]*[.H40]" office:value-type="float" office:value="0.03">
            <text:p>0.03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13">
            <text:p>0.13</text:p>
          </table:table-cell>
          <table:table-cell table:style-name="Gnumeric-default" table:formula="of:=[.B42]/[.B41]" office:value-type="float" office:value="0.565217391304348">
            <text:p>0.56521739130435</text:p>
          </table:table-cell>
          <table:table-cell table:style-name="Gnumeric-default" table:formula="of:=[.C42]*[.D41]" office:value-type="float" office:value="0.00677083333333333">
            <text:p>0.00677083333333</text:p>
          </table:table-cell>
          <table:covered-table-cell/>
          <table:table-cell table:style-name="Gnumeric-default" office:value-type="float" office:value="1.06">
            <text:p>1.06</text:p>
          </table:table-cell>
          <table:table-cell table:style-name="Gnumeric-default" table:formula="of:=[.F42]/[.F41]" office:value-type="float" office:value="0.706666666666667">
            <text:p>0.70666666666667</text:p>
          </table:table-cell>
          <table:table-cell table:style-name="Gnumeric-default" table:formula="of:=[.G42]*[.H41]" office:value-type="float" office:value="0.0212">
            <text:p>0.0212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067">
            <text:p>0.067</text:p>
          </table:table-cell>
          <table:table-cell table:style-name="Gnumeric-default" table:formula="of:=[.B43]/[.B42]" office:value-type="float" office:value="0.515384615384615">
            <text:p>0.51538461538462</text:p>
          </table:table-cell>
          <table:table-cell table:style-name="Gnumeric-default" table:formula="of:=[.C43]*[.D42]" office:value-type="float" office:value="0.00348958333333333">
            <text:p>0.00348958333333</text:p>
          </table:table-cell>
          <table:covered-table-cell/>
          <table:table-cell table:style-name="Gnumeric-default" office:value-type="float" office:value="0.38">
            <text:p>0.38</text:p>
          </table:table-cell>
          <table:table-cell table:style-name="Gnumeric-default" table:formula="of:=[.F43]/[.F42]" office:value-type="float" office:value="0.358490566037736">
            <text:p>0.35849056603774</text:p>
          </table:table-cell>
          <table:table-cell table:style-name="Gnumeric-default" table:formula="of:=[.G43]*[.H42]" office:value-type="float" office:value="0.0076">
            <text:p>0.0076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031">
            <text:p>0.031</text:p>
          </table:table-cell>
          <table:table-cell table:style-name="Gnumeric-default" table:formula="of:=[.B44]/[.B43]" office:value-type="float" office:value="0.462686567164179">
            <text:p>0.46268656716418</text:p>
          </table:table-cell>
          <table:table-cell table:style-name="Gnumeric-default" table:formula="of:=[.C44]*[.D43]" office:value-type="float" office:value="0.00161458333333333">
            <text:p>0.00161458333333</text:p>
          </table:table-cell>
          <table:covered-table-cell/>
          <table:table-cell table:style-name="Gnumeric-default" office:value-type="float" office:value="0.21">
            <text:p>0.21</text:p>
          </table:table-cell>
          <table:table-cell table:style-name="Gnumeric-default" table:formula="of:=[.F44]/[.F43]" office:value-type="float" office:value="0.552631578947368">
            <text:p>0.55263157894737</text:p>
          </table:table-cell>
          <table:table-cell table:style-name="Gnumeric-default" table:formula="of:=[.G44]*[.H43]" office:value-type="float" office:value="0.0042">
            <text:p>0.0042</text:p>
          </table:table-cell>
          <table:table-cell table:number-columns-repeated="248" table:style-name="Gnumeric-default"/>
        </table:table-row>
        <table:table-row table:style-name="AROW-0">
          <table:covered-table-cell/>
          <table:table-cell table:style-name="Gnumeric-default" office:value-type="float" office:value="0.018">
            <text:p>0.018</text:p>
          </table:table-cell>
          <table:table-cell table:style-name="Gnumeric-default" table:formula="of:=[.B45]/[.B44]" office:value-type="float" office:value="0.580645161290323">
            <text:p>0.58064516129032</text:p>
          </table:table-cell>
          <table:table-cell table:style-name="Gnumeric-default" table:formula="of:=[.C45]*[.D44]" office:value-type="float" office:value="0.0009375">
            <text:p>0.0009375</text:p>
          </table:table-cell>
          <table:covered-table-cell/>
          <table:table-cell table:style-name="Gnumeric-default" office:value-type="float" office:value="0.13">
            <text:p>0.13</text:p>
          </table:table-cell>
          <table:table-cell table:style-name="Gnumeric-default" table:formula="of:=[.F45]/[.F44]" office:value-type="float" office:value="0.619047619047619">
            <text:p>0.61904761904762</text:p>
          </table:table-cell>
          <table:table-cell table:style-name="Gnumeric-default" table:formula="of:=[.G45]*[.H44]" office:value-type="float" office:value="0.0026">
            <text:p>0.0026</text:p>
          </table:table-cell>
          <table:table-cell table:number-columns-repeated="248" table:style-name="Gnumeric-default"/>
        </table:table-row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1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79">
          <table:table-cell table:style-name="ACE-0x20126e8"/>
          <table:table-cell table:number-columns-repeated="3" table:style-name="Gnumeric-default"/>
          <table:table-cell table:style-name="ACE-0x20126e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9830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Diameter and Length ratios'.$A$1"/>
          <table:named-expression table:name="Sheet_Title" table:expression="of:=&quot;Diameter and Length ratios&quot;" table:base-cell-address="$'Diameter and Length ratio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2030c00" style:page-usage="all">
      <style:page-layout-properties fo:margin-top="72.00pt" fo:margin-bottom="72.00pt" fo:margin-left="72.00pt" fo:margin-right="72.00pt" fo:page-width="792.00pt" fo:page-height="612.00pt" style:table-centering="none" style:print-page-order="ttb" style:writing-mode="lr-tb" style:print-orientation="landscape" style:print="charts drawings objects grid annotations" gnm:style-print=" annotations_at_end"/>
      <style:header-style>
        <style:header-footer-properties fo:border="none" style:shadow="none" fo:padding="0.00pt" fo:margin="0.00pt" fo:min-height="22.45pt" svg:height="22.45pt" style:dynamic-spacing="true"/>
      </style:header-style>
      <style:footer-style>
        <style:header-footer-properties fo:border="none" style:shadow="none" fo:padding="0.00pt" fo:margin="0.00pt" fo:min-height="0.00pt" svg:height="0.00pt" style:dynamic-spacing="true"/>
      </style:footer-style>
    </style:page-layout>
  </office:automatic-styles>
  <office:master-styles>
    <style:master-page style:name="ta-mp-0x1f0f210" style:display-name="Diameter and Length ratios" style:page-layout-name="pl-0x2030c00">
      <style:header style:display="true">
        <style:region-left>
          <text:p/>
        </style:region-left>
        <style:region-center>
          <text:p><text:page-number style:num-format="1"/><text:page-count style:num-format="1"/></text:p>
        </style:region-center>
        <style:region-right>
          <text:p><text:sheet-name/></text:p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7-13T00:58:03Z</dc:date>
    <meta:creation-date>2012-07-12T22:15:38Z</meta:creation-date>
    <meta:editing-cycles>1</meta:editing-cycles>
    <meta:editing-duration>P0D</meta:editing-duration>
    <meta:generator>gnumeric/1.10.17</meta:generator>
  </office:meta>
</office:document-meta>
</file>